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5db1" officeooo:paragraph-rsid="00185db1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letter-spacing="normal" officeooo:paragraph-rsid="00185db1" loext:padding="0cm" loext:border="none"/>
    </style:style>
    <style:style style:name="P3" style:family="paragraph" style:parent-style-name="Standard">
      <style:paragraph-properties fo:text-align="justify" style:justify-single-word="false"/>
      <style:text-properties officeooo:rsid="001d0694" officeooo:paragraph-rsid="001d0694"/>
    </style:style>
    <style:style style:name="P4" style:family="paragraph" style:parent-style-name="Standard">
      <style:paragraph-properties fo:text-align="justify" style:justify-single-word="false"/>
      <style:text-properties officeooo:rsid="001fa828" officeooo:paragraph-rsid="001fa828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letter-spacing="normal" fo:font-style="normal" fo:font-weight="normal" officeooo:paragraph-rsid="00185db1" loext:padding="0cm" loext:border="none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dcf8" officeooo:paragraph-rsid="001ddcf8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b4c57" officeooo:paragraph-rsid="001b4c57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d0694" officeooo:paragraph-rsid="001d0694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185db1" officeooo:paragraph-rsid="00185db1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85db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d0694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d0694"/>
    </style:style>
    <style:style style:name="T7" style:family="text">
      <style:text-properties officeooo:rsid="001ddcf8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tório do Projeto Final</text:p>
      <text:p text:style-name="P1"/>
      <text:p text:style-name="P2"><text:span text:style-name="T2">Organização e Arquitetura de Computadores </text:span>– <text:span text:style-name="T1">Turma C </text:span>– <text:span text:style-name="T1">116394</text:span></text:p>
      <text:p text:style-name="P6">Professor: Marcelo Grandi Mandelli</text:p>
      <text:p text:style-name="P5">Responsáveis: Danillo Neves – 14/0135839</text:p>
      <text:p text:style-name="P5"><text:tab/><text:tab/>Luiz Gustavo – 13/0123293</text:p>
      <text:p text:style-name="P5"><text:tab/><text:tab/>Rodrigo Guimarães – 14/0170740</text:p>
      <text:p text:style-name="P5"/>
      <text:p text:style-name="P1">Serão anexadas as imagens geradas pelo <text:span text:style-name="T3">ModelSim</text:span>, onde seguiram a ordem:</text:p>
      <text:list xml:id="list5946639967595725860" text:style-name="L1">
        <text:list-item>
          <text:p text:style-name="P7">Teste dos valores de PC, até a saturação do mesmo, ou seja, exibindo “88 88 8888”, com o controle sob a forma: “xxxxxxxxxxxx” + “00”;</text:p>
        </text:list-item>
        <text:list-item>
          <text:p text:style-name="P8">Teste dos registradores, de 0 a <text:span text:style-name="T4">2</text:span><text:span text:style-name="T6">5</text:span><text:span text:style-name="T4"> - 1</text:span>, com o controle efetuado sob a forma: “0000000” + end + “10”;</text:p>
        </text:list-item>
        <text:list-item>
          <text:p text:style-name="P9">Teste de todos os endereços de memória, de 0 a 2<text:span text:style-name="T5">7</text:span> – 1, com o controle efetuado sob a forma: end + “00000” + “11”.</text:p>
        </text:list-item>
      </text:list>
      <text:p text:style-name="P3"/>
      <text:p text:style-name="P4">Ao efetuar o teste do chaveamento do controle em:<text:span text:style-name="T7"> “xxxxxxxxxxxx” + “0</text:span>1<text:span text:style-name="T7">”; </text:span>não houve alteração dos valores mostrados nos displays de 7 segmentos, sempre exibindo “88 88 8888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0:53:47.414000000</meta:creation-date>
    <dc:date>2017-07-07T23:25:08.619506243</dc:date>
    <meta:editing-duration>PT1H5M1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38" meta:character-count="812" meta:non-whitespace-character-count="678"/>
  </office:meta>
</office:document-meta>
</file>